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weight="bold" officeooo:rsid="001a92fe" officeooo:paragraph-rsid="001a92fe" style:font-weight-asian="bold" style:font-weight-complex="bold"/>
    </style:style>
    <style:style style:name="P2" style:family="paragraph" style:parent-style-name="Text_20_body">
      <style:text-properties style:font-name="Calibri" style:text-underline-style="solid" style:text-underline-width="auto" style:text-underline-color="font-color" fo:font-weight="bold" officeooo:rsid="0035f9cf" officeooo:paragraph-rsid="0035f9cf" style:font-weight-asian="bold" style:font-weight-complex="bold"/>
    </style:style>
    <style:style style:name="P3" style:family="paragraph" style:parent-style-name="Text_20_body">
      <style:text-properties style:font-name="Calibri" style:text-underline-style="none" fo:font-weight="bold" officeooo:rsid="0035f9cf" officeooo:paragraph-rsid="0035f9cf" style:font-weight-asian="bold" style:font-weight-complex="bold"/>
    </style:style>
    <style:style style:name="P4" style:family="paragraph" style:parent-style-name="Text_20_body">
      <style:paragraph-properties fo:margin-top="0cm" fo:margin-bottom="0.146cm" loext:contextual-spacing="false"/>
      <style:text-properties style:font-name="Calibri"/>
    </style:style>
    <style:style style:name="P5" style:family="paragraph" style:parent-style-name="Text_20_body">
      <style:paragraph-properties fo:margin-top="0cm" fo:margin-bottom="0.146cm" loext:contextual-spacing="false"/>
      <style:text-properties style:font-name="Calibri" officeooo:rsid="001a92fe" officeooo:paragraph-rsid="001a92fe"/>
    </style:style>
    <style:style style:name="P6" style:family="paragraph" style:parent-style-name="Text_20_body">
      <style:paragraph-properties fo:margin-top="0cm" fo:margin-bottom="0.146cm" loext:contextual-spacing="false"/>
      <style:text-properties style:font-name="Calibri" fo:font-weight="bold" officeooo:rsid="002a9a2f" officeooo:paragraph-rsid="004c0d52" style:font-weight-asian="bold" style:font-weight-complex="bold"/>
    </style:style>
    <style:style style:name="P7" style:family="paragraph" style:parent-style-name="Text_20_body">
      <style:paragraph-properties fo:margin-top="0cm" fo:margin-bottom="0.146cm" loext:contextual-spacing="false"/>
      <style:text-properties style:font-name="Calibri" fo:font-weight="bold" officeooo:rsid="002a9a2f" officeooo:paragraph-rsid="004669ea" style:font-weight-asian="bold" style:font-weight-complex="bold"/>
    </style:style>
    <style:style style:name="P8" style:family="paragraph" style:parent-style-name="Text_20_body">
      <style:paragraph-properties fo:margin-top="0cm" fo:margin-bottom="0.146cm" loext:contextual-spacing="false"/>
      <style:text-properties style:font-name="Calibri" fo:font-weight="bold" officeooo:rsid="002a9a2f" officeooo:paragraph-rsid="002a9a2f" style:font-weight-asian="bold" style:font-weight-complex="bold"/>
    </style:style>
    <style:style style:name="P9" style:family="paragraph" style:parent-style-name="Text_20_body">
      <style:paragraph-properties fo:margin-top="0cm" fo:margin-bottom="0.146cm" loext:contextual-spacing="false"/>
      <style:text-properties style:font-name="Calibri" fo:font-weight="bold" officeooo:rsid="002fb4bb" officeooo:paragraph-rsid="002fb4bb" style:font-weight-asian="bold" style:font-weight-complex="bold"/>
    </style:style>
    <style:style style:name="P10" style:family="paragraph" style:parent-style-name="Text_20_body">
      <style:paragraph-properties fo:margin-top="0cm" fo:margin-bottom="0.146cm" loext:contextual-spacing="false"/>
      <style:text-properties style:font-name="Calibri" fo:font-weight="bold" officeooo:rsid="002fb4bb" officeooo:paragraph-rsid="003ae6e7" style:font-weight-asian="bold" style:font-weight-complex="bold"/>
    </style:style>
    <style:style style:name="P11" style:family="paragraph" style:parent-style-name="Text_20_body">
      <style:paragraph-properties fo:margin-top="0cm" fo:margin-bottom="0.146cm" loext:contextual-spacing="false"/>
      <style:text-properties style:font-name="Calibri" fo:font-weight="bold" officeooo:rsid="004239c9" officeooo:paragraph-rsid="004239c9" style:font-weight-asian="bold" style:font-weight-complex="bold"/>
    </style:style>
    <style:style style:name="P12" style:family="paragraph" style:parent-style-name="Text_20_body">
      <style:paragraph-properties fo:margin-top="0cm" fo:margin-bottom="0.146cm" loext:contextual-spacing="false"/>
      <style:text-properties style:font-name="Calibri" fo:font-weight="bold" officeooo:rsid="004239c9" officeooo:paragraph-rsid="004422ad" style:font-weight-asian="bold" style:font-weight-complex="bold"/>
    </style:style>
    <style:style style:name="P13" style:family="paragraph" style:parent-style-name="Text_20_body">
      <style:paragraph-properties fo:margin-top="0cm" fo:margin-bottom="0.146cm" loext:contextual-spacing="false"/>
      <style:text-properties style:font-name="Calibri" fo:font-weight="bold" officeooo:rsid="002a23ff" officeooo:paragraph-rsid="002a23ff" style:font-weight-asian="bold" style:font-weight-complex="bold"/>
    </style:style>
    <style:style style:name="P14" style:family="paragraph" style:parent-style-name="Text_20_body">
      <style:paragraph-properties fo:margin-top="0cm" fo:margin-bottom="0.146cm" loext:contextual-spacing="false"/>
      <style:text-properties style:font-name="Calibri" fo:font-weight="normal" officeooo:rsid="004c0d52" officeooo:paragraph-rsid="004c0d52" style:font-weight-asian="normal" style:font-weight-complex="normal"/>
    </style:style>
    <style:style style:name="P15" style:family="paragraph" style:parent-style-name="Text_20_body">
      <style:paragraph-properties fo:margin-top="0cm" fo:margin-bottom="0.146cm" loext:contextual-spacing="false"/>
      <style:text-properties style:font-name="Calibri" fo:font-weight="normal" officeooo:rsid="002a23ff" officeooo:paragraph-rsid="002fb4bb" style:font-weight-asian="normal" style:font-weight-complex="normal"/>
    </style:style>
    <style:style style:name="P16" style:family="paragraph" style:parent-style-name="Text_20_body">
      <style:paragraph-properties fo:margin-top="0cm" fo:margin-bottom="0.146cm" loext:contextual-spacing="false"/>
      <style:text-properties style:font-name="Calibri" fo:font-weight="normal" officeooo:rsid="002a23ff" officeooo:paragraph-rsid="003ae6e7" style:font-weight-asian="normal" style:font-weight-complex="normal"/>
    </style:style>
    <style:style style:name="P17" style:family="paragraph" style:parent-style-name="Text_20_body">
      <style:paragraph-properties fo:margin-top="0cm" fo:margin-bottom="0.146cm" loext:contextual-spacing="false"/>
      <style:text-properties style:font-name="Calibri" fo:font-weight="normal" officeooo:rsid="002a23ff" officeooo:paragraph-rsid="004239c9" style:font-weight-asian="normal" style:font-weight-complex="normal"/>
    </style:style>
    <style:style style:name="P18" style:family="paragraph" style:parent-style-name="Text_20_body">
      <style:paragraph-properties fo:margin-top="0cm" fo:margin-bottom="0.146cm" loext:contextual-spacing="false"/>
      <style:text-properties style:font-name="Calibri" fo:font-weight="normal" officeooo:rsid="002a23ff" officeooo:paragraph-rsid="004422ad" style:font-weight-asian="normal" style:font-weight-complex="normal"/>
    </style:style>
    <style:style style:name="P19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4669ea"/>
    </style:style>
    <style:style style:name="P20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3ae6e7"/>
    </style:style>
    <style:style style:name="P21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4239c9"/>
    </style:style>
    <style:style style:name="P22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4422ad"/>
    </style:style>
    <style:style style:name="P23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2a23ff"/>
    </style:style>
    <style:style style:name="P24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2a9a2f"/>
    </style:style>
    <style:style style:name="P25" style:family="paragraph" style:parent-style-name="Text_20_body">
      <style:paragraph-properties fo:margin-top="0cm" fo:margin-bottom="0.146cm" loext:contextual-spacing="false"/>
      <style:text-properties style:font-name="Calibri" officeooo:rsid="002a23ff" officeooo:paragraph-rsid="004b8dcc"/>
    </style:style>
    <style:style style:name="P26" style:family="paragraph" style:parent-style-name="Text_20_body">
      <style:paragraph-properties fo:margin-top="0cm" fo:margin-bottom="0.146cm" loext:contextual-spacing="false"/>
      <style:text-properties style:font-name="Calibri" officeooo:paragraph-rsid="001a92fe"/>
    </style:style>
    <style:style style:name="P27" style:family="paragraph" style:parent-style-name="Text_20_body">
      <style:paragraph-properties fo:margin-top="0cm" fo:margin-bottom="0.146cm" loext:contextual-spacing="false"/>
      <style:text-properties style:font-name="Calibri" officeooo:rsid="003dabc1" officeooo:paragraph-rsid="003dabc1"/>
    </style:style>
    <style:style style:name="P28" style:family="paragraph" style:parent-style-name="Text_20_body">
      <style:paragraph-properties fo:margin-top="0cm" fo:margin-bottom="0.146cm" loext:contextual-spacing="false"/>
      <style:text-properties style:font-name="Calibri" officeooo:paragraph-rsid="00246143"/>
    </style:style>
    <style:style style:name="P29" style:family="paragraph" style:parent-style-name="Text_20_body">
      <style:paragraph-properties fo:margin-top="0cm" fo:margin-bottom="0.146cm" loext:contextual-spacing="false"/>
      <style:text-properties officeooo:paragraph-rsid="002a23ff"/>
    </style:style>
    <style:style style:name="P30" style:family="paragraph" style:parent-style-name="Text_20_body">
      <style:paragraph-properties fo:margin-top="0cm" fo:margin-bottom="0.146cm" loext:contextual-spacing="false"/>
      <style:text-properties officeooo:paragraph-rsid="00246143"/>
    </style:style>
    <style:style style:name="P31" style:family="paragraph" style:parent-style-name="Text_20_body">
      <style:paragraph-properties fo:margin-top="0cm" fo:margin-bottom="0.146cm" loext:contextual-spacing="false"/>
      <style:text-properties style:font-name="Calibri" officeooo:rsid="001a92fe" officeooo:paragraph-rsid="001a92fe"/>
    </style:style>
    <style:style style:name="P32" style:family="paragraph" style:parent-style-name="Text_20_body">
      <style:text-properties officeooo:paragraph-rsid="00549e75"/>
    </style:style>
    <style:style style:name="P33" style:family="paragraph" style:parent-style-name="Heading_20_1">
      <style:text-properties style:font-name="Calibri" officeooo:rsid="00549e75" officeooo:paragraph-rsid="00549e75"/>
    </style:style>
    <style:style style:name="P34" style:family="paragraph" style:parent-style-name="Heading_20_1">
      <style:text-properties style:font-name="Calibri" officeooo:rsid="00556e79" officeooo:paragraph-rsid="00556e79"/>
    </style:style>
    <style:style style:name="P35" style:family="paragraph" style:parent-style-name="Heading_20_2">
      <style:text-properties style:font-name="Calibri" officeooo:rsid="002a23ff" officeooo:paragraph-rsid="002a23ff"/>
    </style:style>
    <style:style style:name="T1" style:family="text">
      <style:text-properties officeooo:rsid="0018cafb"/>
    </style:style>
    <style:style style:name="T2" style:family="text">
      <style:text-properties officeooo:rsid="001b4b6e"/>
    </style:style>
    <style:style style:name="T3" style:family="text">
      <style:text-properties officeooo:rsid="001d1944"/>
    </style:style>
    <style:style style:name="T4" style:family="text">
      <style:text-properties officeooo:rsid="001f82d6"/>
    </style:style>
    <style:style style:name="T5" style:family="text">
      <style:text-properties officeooo:rsid="00246143"/>
    </style:style>
    <style:style style:name="T6" style:family="text">
      <style:text-properties officeooo:rsid="0028c47c"/>
    </style:style>
    <style:style style:name="T7" style:family="text">
      <style:text-properties style:font-name="Calibri" officeooo:rsid="002a23ff"/>
    </style:style>
    <style:style style:name="T8" style:family="text">
      <style:text-properties style:font-name="Calibri" officeooo:rsid="003912a9"/>
    </style:style>
    <style:style style:name="T9" style:family="text">
      <style:text-properties style:font-name="Calibri" officeooo:rsid="003bf17a"/>
    </style:style>
    <style:style style:name="T10" style:family="text">
      <style:text-properties style:font-name="Calibri" officeooo:rsid="00549e75"/>
    </style:style>
    <style:style style:name="T11" style:family="text">
      <style:text-properties officeooo:rsid="002a23ff"/>
    </style:style>
    <style:style style:name="T12" style:family="text">
      <style:text-properties officeooo:rsid="002a9a2f"/>
    </style:style>
    <style:style style:name="T13" style:family="text">
      <style:text-properties officeooo:rsid="002e4d55"/>
    </style:style>
    <style:style style:name="T14" style:family="text">
      <style:text-properties officeooo:rsid="002fb4bb"/>
    </style:style>
    <style:style style:name="T15" style:family="text">
      <style:text-properties officeooo:rsid="003ae6e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239c9" style:font-weight-asian="normal" style:font-weight-complex="normal"/>
    </style:style>
    <style:style style:name="T18" style:family="text">
      <style:text-properties fo:font-weight="normal" officeooo:rsid="004422ad" style:font-weight-asian="normal" style:font-weight-complex="normal"/>
    </style:style>
    <style:style style:name="T19" style:family="text">
      <style:text-properties fo:font-weight="normal" officeooo:rsid="004669ea" style:font-weight-asian="normal" style:font-weight-complex="normal"/>
    </style:style>
    <style:style style:name="T20" style:family="text">
      <style:text-properties officeooo:rsid="003ea81f"/>
    </style:style>
    <style:style style:name="T21" style:family="text">
      <style:text-properties officeooo:rsid="00409d9b"/>
    </style:style>
    <style:style style:name="T22" style:family="text">
      <style:text-properties officeooo:rsid="004422ad"/>
    </style:style>
    <style:style style:name="T23" style:family="text">
      <style:text-properties officeooo:rsid="004669ea"/>
    </style:style>
    <style:style style:name="T24" style:family="text">
      <style:text-properties officeooo:rsid="004b8dcc"/>
    </style:style>
    <style:style style:name="T25" style:family="text">
      <style:text-properties officeooo:rsid="004c0d52"/>
    </style:style>
    <style:style style:name="T26" style:family="text">
      <style:text-properties officeooo:rsid="004cf044"/>
    </style:style>
    <style:style style:name="T27" style:family="text">
      <style:text-properties officeooo:rsid="00556e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Trello</text:h>
      <text:p text:style-name="P23"/>
      <text:p text:style-name="P29"><text:span text:style-name="T7">-</text:span><text:span text:style-name="T8"> 3 sites ( site </text:span><text:span text:style-name="T9">étudiant</text:span><text:span text:style-name="T8">, site professeur, site admin)</text:span></text:p>
      <text:h text:style-name="Heading_20_1" text:outline-level="1"><text:span text:style-name="T1">Éléments</text:span> <text:span text:style-name="T1">pour la BDD</text:span>:</text:h>
      <text:p text:style-name="P4">- <text:span text:style-name="T1">BDD commune a tous les lycées contenant : les références des Compétences CPI, CPRP.</text:span></text:p>
      <text:p text:style-name="P26">- <text:span text:style-name="T1">Une BDD par lycée contenant : les comptes élèves et professeurs du lycée en question, les « notes », les contrôles.</text:span></text:p>
      <text:p text:style-name="P26">- <text:span text:style-name="T5">A la fin de l’année, le professeur met à jour la classe de l’élève. Si l’élève passe l’année, la classe change de 1ère année a 2ème année :</text:span></text:p>
      <text:p text:style-name="P26">- <text:span text:style-name="T21">Création du même élève mais en 2ème année.</text:span></text:p>
      <text:p text:style-name="P27">(champ DateCreation <text:span text:style-name="T20">pour récupérer la classe la plus récente </text:span>)</text:p>
      <text:p text:style-name="P28">- <text:span text:style-name="T5">Dans tous les cas une table noteArchive sauvegarde les notes de l’année précédente.</text:span></text:p>
      <text:p text:style-name="P30"/>
      <text:h text:style-name="Heading_20_1" text:outline-level="1">BDD <text:span text:style-name="T6">référentiel</text:span> :</text:h>
      <text:p text:style-name="Text_20_body"/>
      <text:p text:style-name="P13">Une table Comp<text:span text:style-name="T12">e</text:span>tence :</text:p>
      <text:p text:style-name="P23">- Une clé primaire : Identifiant.</text:p>
      <text:p text:style-name="P23">- Le libellé de la compétence.</text:p>
      <text:p text:style-name="P23"/>
      <text:p text:style-name="P13">Une table Comp<text:span text:style-name="T12">e</text:span>tenceDétaillé<text:span text:style-name="T12">e</text:span> :</text:p>
      <text:p text:style-name="P23">- Une clé primaire : Identifiant.</text:p>
      <text:p text:style-name="P24">- Le libellé de la compétence <text:span text:style-name="T12">détaillée</text:span>.</text:p>
      <text:p text:style-name="P24"/>
      <text:p text:style-name="P8">Une table IndicateurPerformance :</text:p>
      <text:p text:style-name="P24">- Une clé primaire : Identifiant auto-incrémenté.</text:p>
      <text:p text:style-name="P24">- Le libellé de l’<text:span text:style-name="T12">indicateur de performance</text:span>.</text:p>
      <text:p text:style-name="P24">- <text:span text:style-name="T24">valeur de l’indice «A acquerir»</text:span></text:p>
      <text:p text:style-name="P25">- <text:span text:style-name="T24">valeur de l’indice «En cours»</text:span></text:p>
      <text:p text:style-name="P25">- <text:span text:style-name="T24">valeur de l’indice «A renforcer»</text:span></text:p>
      <text:p text:style-name="P25">- <text:span text:style-name="T24">valeur de l’indice «confirmée»</text:span></text:p>
      <text:p text:style-name="P25"/>
      <text:p text:style-name="P25"/>
      <text:p text:style-name="P6"><text:soft-page-break/>Une table <text:span text:style-name="T25">IndicateurPerformanceLangue</text:span>:</text:p>
      <text:p text:style-name="P14">Héritage de IndicateurPerformance.</text:p>
      <text:p text:style-name="P14">- le <text:span text:style-name="T26">libellé</text:span> de la langue.</text:p>
      <text:p text:style-name="P7">Une table <text:span text:style-name="T23">Langue</text:span>:</text:p>
      <text:p text:style-name="P19">- Une clé primaire : Identifiant auto-incrémenté.</text:p>
      <text:p text:style-name="P19">- Le libellé de <text:span text:style-name="T23">la langue</text:span>.</text:p>
      <text:p text:style-name="P9">Une table Savoir :</text:p>
      <text:p text:style-name="P15">- Une clé primaire : Identifiant.</text:p>
      <text:p text:style-name="P15">- Le libellé d<text:span text:style-name="T14">u savoir</text:span>.</text:p>
      <text:p text:style-name="P10">Une table <text:span text:style-name="T15">Activite</text:span> :</text:p>
      <text:p text:style-name="P16">- Une clé primaire : Identifiant auto-incrémenté.</text:p>
      <text:p text:style-name="P16">- Le libellé d<text:span text:style-name="T15">e l’activité</text:span>.</text:p>
      <text:p text:style-name="P10">Une table <text:span text:style-name="T15">Tache</text:span> :</text:p>
      <text:p text:style-name="P16">- Une clé primaire : Identifiant.</text:p>
      <text:p text:style-name="P20"><text:span text:style-name="T16">- Le libellé d</text:span><text:span text:style-name="T19">e la tache</text:span><text:span text:style-name="T16">.</text:span></text:p>
      <text:p text:style-name="P11">Une table Filière :</text:p>
      <text:p text:style-name="P17">- Une clé primaire : Identifiant auto-incrémenté.</text:p>
      <text:p text:style-name="P21"><text:span text:style-name="T16">- Le libellé d</text:span><text:span text:style-name="T17">e la filière</text:span><text:span text:style-name="T16">.</text:span></text:p>
      <text:p text:style-name="P12">Une table <text:span text:style-name="T22">Donnee</text:span> :</text:p>
      <text:p text:style-name="P18">- Une clé primaire : Identifiant auto-incrémenté.</text:p>
      <text:p text:style-name="P22"><text:span text:style-name="T16">- Le libellé d</text:span><text:span text:style-name="T17">e la </text:span><text:span text:style-name="T18">donnée</text:span><text:span text:style-name="T16">.</text:span></text:p>
      <text:h text:style-name="Heading_20_1" text:outline-level="1">BDD du lycée :</text:h>
      <text:p text:style-name="P1"/>
      <text:p text:style-name="P1"><text:span text:style-name="T13">Une</text:span> table utilisateur <text:s/>:</text:p>
      <text:p text:style-name="P5">- Un<text:span text:style-name="T11">e clé primaire :</text:span> identifiant<text:span text:style-name="T2"> composé de la première lettre du prénom, du nom de famille et un caractère ajouté au hasard pour éviter doublon. Ex = John Doe : jdoe9.</text:span></text:p>
      <text:p text:style-name="P5">- <text:span text:style-name="T3">Un mot de passe de 32 caractères max, a la création du compte un mot de passe aléatoire de 5 caractères aléatoire est créé (Modifiable, Chiffré en md5).</text:span></text:p>
      <text:p text:style-name="P5">- <text:span text:style-name="T13">Libellé Nom.</text:span></text:p>
      <text:p text:style-name="P5">- <text:span text:style-name="T13">Libellé Prénom.</text:span></text:p>
      <text:p text:style-name="P5"/>
      <text:p text:style-name="P3"/>
      <text:p text:style-name="P2"/>
      <text:h text:style-name="P33" text:outline-level="1"><text:soft-page-break/></text:h>
      <text:h text:style-name="P33" text:outline-level="1"><text:span text:style-name="T27">Diagramme</text:span> de flux simple</text:h>
      <text:p text:style-name="P32"><text:span text:style-name="T10"/></text:p>
      <text:h text:style-name="P34" text:outline-level="1">Arborescen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1.5pt solid #000000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37:42.111000000</meta:creation-date>
    <dc:date>2019-01-28T14:00:39.608000000</dc:date>
    <meta:editing-duration>PT11H20S</meta:editing-duration>
    <meta:editing-cycles>48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52" meta:word-count="380" meta:character-count="2128" meta:non-whitespace-character-count="1799"/>
  </office:meta>
</office:document-meta>
</file>